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49054" fo:background-color="#ffff00"/>
    </style:style>
    <style:style style:name="P2" style:family="paragraph" style:parent-style-name="Text_20_body">
      <style:paragraph-properties fo:margin-left="0cm" fo:margin-right="0cm" fo:margin-top="0.35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list-style-name="L1">
      <style:paragraph-properties fo:margin-left="0cm" fo:margin-right="0cm" fo:margin-top="0.353cm" fo:margin-bottom="0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>
      <style:paragraph-properties fo:margin-left="0cm" fo:margin-right="0cm" fo:margin-top="0.353cm" fo:margin-bottom="0.499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 style:list-style-name="L2">
      <style:paragraph-properties fo:margin-left="0cm" fo:margin-right="0cm" fo:margin-top="0.353cm" fo:margin-bottom="0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2">
      <style:paragraph-properties fo:margin-left="0cm" fo:margin-right="0cm" fo:margin-top="0.353cm" fo:margin-bottom="0.499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Heading_20_2">
      <style:text-properties officeooo:paragraph-rsid="00049054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fo:background-color="#ffff00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Heading_20_2">
      <style:text-properties fo:background-color="#ffff00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Heading_20_2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Heading_20_2">
      <style:paragraph-properties fo:margin-top="0cm" fo:margin-bottom="0.247cm" style:contextual-spacing="false" fo:line-height="115%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8" style:family="paragraph" style:parent-style-name="Heading_20_3">
      <style:paragraph-properties fo:margin-top="0cm" fo:margin-bottom="0.247cm" style:contextual-spacing="false" fo:line-height="115%" fo:orphans="1"/>
    </style:style>
    <style:style style:name="P29" style:family="paragraph" style:parent-style-name="Text_20_body" style:list-style-name="L10">
      <style:paragraph-properties fo:margin-top="0cm" fo:margin-bottom="0cm" style:contextual-spacing="false" fo:orphans="1"/>
    </style:style>
    <style:style style:name="P30" style:family="paragraph" style:parent-style-name="Text_20_body" style:list-style-name="L10">
      <style:paragraph-properties fo:orphans="1"/>
    </style:style>
    <style:style style:name="P31" style:family="paragraph" style:parent-style-name="Text_20_body" style:list-style-name="L11">
      <style:paragraph-properties fo:margin-top="0cm" fo:margin-bottom="0cm" style:contextual-spacing="false" fo:orphans="1"/>
    </style:style>
    <style:style style:name="P32" style:family="paragraph" style:parent-style-name="Text_20_body" style:list-style-name="L11">
      <style:paragraph-properties fo:orphans="1"/>
    </style:style>
    <style:style style:name="P33" style:family="paragraph" style:parent-style-name="Text_20_body" style:list-style-name="L12">
      <style:paragraph-properties fo:margin-top="0cm" fo:margin-bottom="0cm" style:contextual-spacing="false" fo:orphans="1"/>
    </style:style>
    <style:style style:name="P34" style:family="paragraph" style:parent-style-name="Text_20_body" style:list-style-name="L12">
      <style:paragraph-properties fo:orphans="1"/>
    </style:style>
    <style:style style:name="P35" style:family="paragraph" style:parent-style-name="Text_20_body" style:list-style-name="L13">
      <style:paragraph-properties fo:margin-top="0cm" fo:margin-bottom="0cm" style:contextual-spacing="false" fo:orphans="1"/>
    </style:style>
    <style:style style:name="P36" style:family="paragraph" style:parent-style-name="Text_20_body" style:list-style-name="L13">
      <style:paragraph-properties fo:orphans="1"/>
    </style:style>
    <style:style style:name="P37" style:family="paragraph" style:parent-style-name="Text_20_body" style:list-style-name="L14">
      <style:paragraph-properties fo:margin-top="0cm" fo:margin-bottom="0cm" style:contextual-spacing="false" fo:orphans="1"/>
    </style:style>
    <style:style style:name="P38" style:family="paragraph" style:parent-style-name="Text_20_body" style:list-style-name="L14">
      <style:paragraph-properties fo:orphans="1"/>
    </style:style>
    <style:style style:name="P39" style:family="paragraph" style:parent-style-name="Text_20_body" style:list-style-name="L15">
      <style:paragraph-properties fo:margin-top="0cm" fo:margin-bottom="0cm" style:contextual-spacing="false" fo:orphans="1"/>
    </style:style>
    <style:style style:name="P40" style:family="paragraph" style:parent-style-name="Text_20_body" style:list-style-name="L15">
      <style:paragraph-properties fo:orphans="1"/>
    </style:style>
    <style:style style:name="P41" style:family="paragraph" style:parent-style-name="Heading_20_2">
      <style:paragraph-properties fo:margin-top="0cm" fo:margin-bottom="0.247cm" style:contextual-spacing="false" fo:line-height="115%" fo:orphans="1"/>
    </style:style>
    <style:style style:name="P42" style:family="paragraph" style:parent-style-name="Text_20_body">
      <style:paragraph-properties fo:orphans="1"/>
    </style:style>
    <style:style style:name="P43" style:family="paragraph" style:parent-style-name="Text_20_body" style:list-style-name="L16">
      <style:paragraph-properties fo:margin-top="0cm" fo:margin-bottom="0cm" style:contextual-spacing="false" fo:orphans="1"/>
    </style:style>
    <style:style style:name="P44" style:family="paragraph" style:parent-style-name="Text_20_body" style:list-style-name="L16">
      <style:paragraph-properties fo:orphans="1"/>
    </style:style>
    <style:style style:name="P45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6" style:family="paragraph" style:parent-style-name="Text_20_body">
      <style:paragraph-properties fo:margin-left="0cm" fo:margin-right="0cm" fo:orphans="1" fo:text-indent="0cm" style:auto-text-indent="false"/>
    </style:style>
    <style:style style:name="P47" style:family="paragraph" style:parent-style-name="Text_20_body" style:list-style-name="L17">
      <style:paragraph-properties fo:margin-top="0cm" fo:margin-bottom="0cm" style:contextual-spacing="false" fo:orphans="1"/>
    </style:style>
    <style:style style:name="P48" style:family="paragraph" style:parent-style-name="Text_20_body" style:list-style-name="L17">
      <style:paragraph-properties fo:orphans="1"/>
    </style:style>
    <style:style style:name="P49" style:family="paragraph" style:parent-style-name="Text_20_body" style:list-style-name="L18">
      <style:paragraph-properties fo:margin-top="0cm" fo:margin-bottom="0cm" style:contextual-spacing="false" fo:orphans="1"/>
    </style:style>
    <style:style style:name="P50" style:family="paragraph" style:parent-style-name="Text_20_body" style:list-style-name="L18">
      <style:paragraph-properties fo:orphans="1"/>
    </style:style>
    <style:style style:name="P51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52" style:family="paragraph" style:parent-style-name="Text_20_body" style:list-style-name="L19">
      <style:paragraph-properties fo:margin-top="0cm" fo:margin-bottom="0cm" style:contextual-spacing="false" fo:orphans="1"/>
    </style:style>
    <style:style style:name="P53" style:family="paragraph" style:parent-style-name="Text_20_body" style:list-style-name="L19">
      <style:paragraph-properties fo:orphans="1"/>
    </style:style>
    <style:style style:name="P54" style:family="paragraph" style:parent-style-name="Text_20_body" style:list-style-name="L20">
      <style:paragraph-properties fo:margin-top="0cm" fo:margin-bottom="0cm" style:contextual-spacing="false" fo:orphans="1"/>
    </style:style>
    <style:style style:name="P55" style:family="paragraph" style:parent-style-name="Text_20_body" style:list-style-name="L20">
      <style:paragraph-properties fo:orphans="1"/>
    </style:style>
    <style:style style:name="P56" style:family="paragraph" style:parent-style-name="Text_20_body" style:list-style-name="L21">
      <style:paragraph-properties fo:margin-top="0cm" fo:margin-bottom="0cm" style:contextual-spacing="false" fo:orphans="1"/>
    </style:style>
    <style:style style:name="P57" style:family="paragraph" style:parent-style-name="Text_20_body" style:list-style-name="L21">
      <style:paragraph-properties fo:orphans="1"/>
    </style:style>
    <style:style style:name="P58" style:family="paragraph" style:parent-style-name="Text_20_body" style:list-style-name="L22">
      <style:paragraph-properties fo:margin-top="0cm" fo:margin-bottom="0cm" style:contextual-spacing="false" fo:orphans="1"/>
    </style:style>
    <style:style style:name="P59" style:family="paragraph" style:parent-style-name="Text_20_body" style:list-style-name="L22">
      <style:paragraph-properties fo:orphans="1"/>
    </style:style>
    <style:style style:name="P60" style:family="paragraph" style:parent-style-name="Text_20_body" style:list-style-name="L23">
      <style:paragraph-properties fo:margin-top="0cm" fo:margin-bottom="0cm" style:contextual-spacing="false" fo:orphans="1"/>
    </style:style>
    <style:style style:name="P61" style:family="paragraph" style:parent-style-name="Text_20_body" style:list-style-name="L23">
      <style:paragraph-properties fo:orphans="1"/>
    </style:style>
    <style:style style:name="P62" style:family="paragraph" style:parent-style-name="Text_20_body" style:list-style-name="L24">
      <style:paragraph-properties fo:margin-top="0cm" fo:margin-bottom="0cm" style:contextual-spacing="false" fo:orphans="1"/>
    </style:style>
    <style:style style:name="P63" style:family="paragraph" style:parent-style-name="Text_20_body" style:list-style-name="L24">
      <style:paragraph-properties fo:orphans="1"/>
    </style:style>
    <style:style style:name="P64" style:family="paragraph" style:parent-style-name="Text_20_body" style:list-style-name="L25">
      <style:paragraph-properties fo:margin-top="0cm" fo:margin-bottom="0cm" style:contextual-spacing="false" fo:orphans="1"/>
    </style:style>
    <style:style style:name="P65" style:family="paragraph" style:parent-style-name="Text_20_body" style:list-style-name="L25">
      <style:paragraph-properties fo:orphans="1"/>
    </style:style>
    <style:style style:name="P66" style:family="paragraph" style:parent-style-name="Text_20_body" style:list-style-name="L26">
      <style:paragraph-properties fo:margin-top="0cm" fo:margin-bottom="0cm" style:contextual-spacing="false" fo:orphans="1"/>
    </style:style>
    <style:style style:name="P67" style:family="paragraph" style:parent-style-name="Text_20_body" style:list-style-name="L26">
      <style:paragraph-properties fo:orphans="1"/>
    </style:style>
    <style:style style:name="P68" style:family="paragraph" style:parent-style-name="Text_20_body" style:list-style-name="L27">
      <style:paragraph-properties fo:margin-top="0cm" fo:margin-bottom="0cm" style:contextual-spacing="false" fo:orphans="1"/>
    </style:style>
    <style:style style:name="P69" style:family="paragraph" style:parent-style-name="Text_20_body" style:list-style-name="L27">
      <style:paragraph-properties fo:orphans="1"/>
    </style:style>
    <style:style style:name="P70" style:family="paragraph" style:parent-style-name="Text_20_body" style:list-style-name="L28">
      <style:paragraph-properties fo:margin-top="0cm" fo:margin-bottom="0cm" style:contextual-spacing="false" fo:orphans="1"/>
    </style:style>
    <style:style style:name="P71" style:family="paragraph" style:parent-style-name="Text_20_body" style:list-style-name="L28">
      <style:paragraph-properties fo:orphans="1"/>
    </style:style>
    <style:style style:name="P72" style:family="paragraph" style:parent-style-name="Text_20_body" style:list-style-name="L29">
      <style:paragraph-properties fo:margin-top="0cm" fo:margin-bottom="0cm" style:contextual-spacing="false" fo:orphans="1"/>
    </style:style>
    <style:style style:name="P73" style:family="paragraph" style:parent-style-name="Text_20_body" style:list-style-name="L29">
      <style:paragraph-properties fo:orphans="1"/>
    </style:style>
    <style:style style:name="P74" style:family="paragraph" style:parent-style-name="Text_20_body" style:list-style-name="L30">
      <style:paragraph-properties fo:margin-left="0cm" fo:margin-right="0cm" fo:text-indent="0cm" style:auto-text-indent="false"/>
    </style:style>
    <style:style style:name="P7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text-indent="0cm" style:auto-text-indent="false"/>
    </style:style>
    <style:style style:name="P78" style:family="paragraph" style:parent-style-name="Horizontal_20_Line">
      <style:paragraph-properties fo:margin-top="0cm" fo:margin-bottom="0.247cm" style:contextual-spacing="false" fo:line-height="115%"/>
    </style:style>
    <style:style style:name="P79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80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81" style:family="paragraph" style:parent-style-name="Text_20_body" style:list-style-name="L32">
      <style:paragraph-properties fo:margin-left="0cm" fo:margin-right="0cm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T1" style:family="text">
      <style:text-properties fo:color="#000000" loext:opacity="100%" fo:background-color="#00a933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 que temos de dados no <text:s/>feed:</text:h>
      <text:p text:style-name="P2">Você está me mandando informações riquíssimas de <text:span text:style-name="Strong_20_Emphasis">order flow</text:span>:</text:p>
      <text:list text:style-name="L1">
        <text:list-item>
          <text:p text:style-name="P3"><text:span text:style-name="Strong_20_Emphasis">Delta (força de agressão)</text:span></text:p>
        </text:list-item>
        <text:list-item>
          <text:p text:style-name="P3"><text:span text:style-name="Strong_20_Emphasis">Volume (compras x vendas, total)</text:span></text:p>
        </text:list-item>
        <text:list-item>
          <text:p text:style-name="P3"><text:span text:style-name="Strong_20_Emphasis">POC (Point of Control, onde maior parte das trocas aconteceu)</text:span></text:p>
        </text:list-item>
        <text:list-item>
          <text:p text:style-name="P3"><text:span text:style-name="Strong_20_Emphasis">Alertas de liquidez (aumento/retirada de bids ou asks, paredes fortes)</text:span></text:p>
        </text:list-item>
        <text:list-item>
          <text:p text:style-name="P3"><text:span text:style-name="Strong_20_Emphasis">Dwell (tempo em que o preço ficou em determinada área, distribuição do trade)</text:span></text:p>
        </text:list-item>
        <text:list-item>
          <text:p text:style-name="P4"><text:span text:style-name="Strong_20_Emphasis">Contexto SMA(10) (posição do candle vs média curta)</text:span></text:p>
        </text:list-item>
      </text:list>
      <text:p text:style-name="P2">👉 Com isso, já conseguimos:</text:p>
      <text:list text:style-name="L2">
        <text:list-item>
          <text:p text:style-name="P5">Identificar se há <text:span text:style-name="Strong_20_Emphasis">absorção, exaustão ou continuidade</text:span>.</text:p>
        </text:list-item>
        <text:list-item>
          <text:p text:style-name="P5">Descobrir <text:span text:style-name="Strong_20_Emphasis">níveis críticos de defesa/ataque (paredes reais de livro de ordens)</text:span>.</text:p>
        </text:list-item>
        <text:list-item>
          <text:p text:style-name="P5">Saber se um rompimento é <text:span text:style-name="Strong_20_Emphasis">forte e válido</text:span> ou apenas falso rompimento.</text:p>
        </text:list-item>
        <text:list-item>
          <text:p text:style-name="P6">Definir curto prazo (scalp/intraday) → <text:span text:style-name="Strong_20_Emphasis">zonas de compra em suporte</text:span> ou <text:span text:style-name="Strong_20_Emphasis">zonas de venda em falha de resistência</text:span>.</text:p>
        </text:list-item>
      </text:list>
      <text:h text:style-name="P7" text:outline-level="2"><text:soft-page-break/> 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Limitações (comparado à versão completa anterior)</text:h>
      <text:list text:style-name="L3">
        <text:list-item>
          <text:p text:style-name="P8">❌ Não tem <text:span text:style-name="Strong_20_Emphasis">Contexto Macro</text:span> (H1, H4, ATR, Funding, OI, Intermarket).</text:p>
        </text:list-item>
        <text:list-item>
          <text:p text:style-name="P8">❌ Não tem <text:span text:style-name="Strong_20_Emphasis">CVD contínuo</text:span> nem <text:span text:style-name="Strong_20_Emphasis">Whale Flow</text:span>.</text:p>
        </text:list-item>
        <text:list-item>
          <text:p text:style-name="P8">❌ Não monta <text:span text:style-name="Strong_20_Emphasis">snapshots completos</text:span> para IA (falta integração com <text:span text:style-name="Source_20_Text">ai_analyzer_hybrid</text:span>).</text:p>
        </text:list-item>
        <text:list-item>
          <text:p text:style-name="P9">❌ Estratégias são baseadas <text:span text:style-name="Strong_20_Emphasis">só no candle + orderbook</text:span> (sem visão 360°).</text:p>
        </text:list-item>
      </text:list>
      <text:p text:style-name="P10">Ou seja, este <text:span text:style-name="Source_20_Text">MAIN.PY</text:span> é excelente para <text:span text:style-name="Strong_20_Emphasis">prova de conceito e testes básicos</text:span>, mas não é ainda a versão de <text:span text:style-name="Strong_20_Emphasis">nível institucional</text:span> que estávamos montando com os outros módulos.</text:p>
      <text:p text:style-name="P10"/>
      <text:p text:style-name="P10"/>
      <text:h text:style-name="P11" text:outline-level="2">O que já está Excelente (Vai Resolver 80%)</text:h>
      <text:list text:style-name="L4">
        <text:list-item>
          <text:p text:style-name="P12"><text:span text:style-name="Strong_20_Emphasis">Contexto Macro (H1, H4, D1, médias móveis, ATR):</text:span> dá base da direção principal.</text:p>
        </text:list-item>
        <text:list-item>
          <text:p text:style-name="P12"><text:span text:style-name="Strong_20_Emphasis">Derivativos (Funding, OI, Long/Short):</text:span> adiciona sentimento e posição dos players grandes.</text:p>
        </text:list-item>
        <text:list-item>
          <text:p text:style-name="P12"><text:span text:style-name="Strong_20_Emphasis">Orderbook (profundidade em tempo real, detecção de iceberg):</text:span> dá a leitura do micro.</text:p>
        </text:list-item>
        <text:list-item>
          <text:p text:style-name="P12"><text:span text:style-name="Strong_20_Emphasis">Market Snapshot estruturado:</text:span> permite que a IA <text:span text:style-name="Strong_20_Emphasis">correlacione tudo em 360º</text:span>.</text:p>
        </text:list-item>
        <text:list-item>
          <text:p text:style-name="P13"><text:span text:style-name="Strong_20_Emphasis">IA Analyzer aprimorada com prompt estruturado:</text:span> transforma os dados brutos em tese clara.</text:p>
        </text:list-item>
      </text:list>
      <text:p text:style-name="P10">👉 Só isso já muda da “foto parcial” que você tem hoje para uma <text:span text:style-name="Strong_20_Emphasis">radiografia quase completa</text:span> do mercado.</text:p>
      <text:p text:style-name="P10"/>
      <text:p text:style-name="Standard"/>
      <text:p text:style-name="Standard"/>
      <text:p text:style-name="Standard"/>
      <text:h text:style-name="P14" text:outline-level="2"><text:soft-page-break/></text:h>
      <text:h text:style-name="P14" text:outline-level="2"/>
      <text:h text:style-name="P14" text:outline-level="2">O que já está em padrão profissional</text:h>
      <text:list text:style-name="L5">
        <text:list-item>
          <text:p text:style-name="P15"><text:span text:style-name="Strong_20_Emphasis">Microestrutura (Order Flow):</text:span></text:p>
          <text:list>
            <text:list-item>
              <text:p text:style-name="P16">Delta absoluto e relativo.</text:p>
            </text:list-item>
            <text:list-item>
              <text:p text:style-name="P16">Absorção (compra/venda agressiva contida).</text:p>
            </text:list-item>
            <text:list-item>
              <text:p text:style-name="P16">Volume Profile + POC.</text:p>
            </text:list-item>
            <text:list-item>
              <text:p text:style-name="P16">Desequilíbrio de liquidez (asks × bids).</text:p>
            </text:list-item>
            <text:list-item>
              <text:p text:style-name="P16">Whale activity já integrado (compra/venda acima da média).</text:p>
            </text:list-item>
            <text:list-item>
              <text:p text:style-name="P16">CVD contínuo.</text:p>
            </text:list-item>
          </text:list>
        </text:list-item>
        <text:list-item>
          <text:p text:style-name="P15"><text:span text:style-name="Strong_20_Emphasis">Macro Context:</text:span></text:p>
          <text:list>
            <text:list-item>
              <text:p text:style-name="P16">Tendência MTF (H1 e H4 acima da MME 21).</text:p>
            </text:list-item>
            <text:list-item>
              <text:p text:style-name="P16">ATR (faixa de risco/volatilidade).</text:p>
            </text:list-item>
            <text:list-item>
              <text:p text:style-name="P16">Estrutura direcional clara (macro bull, micro bear).</text:p>
            </text:list-item>
          </text:list>
        </text:list-item>
        <text:list-item>
          <text:p text:style-name="P15"><text:span text:style-name="Strong_20_Emphasis">Intermarket:</text:span></text:p>
          <text:list>
            <text:list-item>
              <text:p text:style-name="P16">ETHUSDT comportamento (confirma ou diverge).</text:p>
            </text:list-item>
            <text:list-item>
              <text:p text:style-name="P16">DXY (confirma risk-on/off).</text:p>
            </text:list-item>
          </text:list>
        </text:list-item>
        <text:list-item>
          <text:p text:style-name="P15"><text:span text:style-name="Strong_20_Emphasis">Output da IA:</text:span></text:p>
          <text:list>
            <text:list-item>
              <text:p text:style-name="P16">Diferencia absorção forte vs fraca.</text:p>
            </text:list-item>
            <text:list-item>
              <text:p text:style-name="P16">Mede dominância do volume (77% e 85% vendedores nas últimas janelas).</text:p>
            </text:list-item>
            <text:list-item>
              <text:p text:style-name="P16">Estratégia recomendada (entrada vendedora em rompimento).</text:p>
            </text:list-item>
            <text:list-item>
              <text:p text:style-name="P16">Gestão de risco pronta (stop ~0.3–0.5%, alvo sugerido).</text:p>
            </text:list-item>
            <text:list-item>
              <text:p text:style-name="P15">Force Index para medir intensidade do desequilíbrio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Onde ainda pode melhorar (refinamento profissional)</text:h>
      <text:list text:style-name="L6">
        <text:list-item>
          <text:p text:style-name="P17"><text:span text:style-name="Strong_20_Emphasis">Derivativos</text:span> (aqui está vazio <text:span text:style-name="Source_20_Text">{}</text:span>):</text:p>
          <text:list>
            <text:list-item>
              <text:p text:style-name="P18">Funding Rate, Open Interest, Long/Short Ratio, Liquidations.</text:p>
            </text:list-item>
            <text:list-item>
              <text:p text:style-name="P18">Isso é crítico para validar se os “shorts” estão carregando posição ou se foi só fluxo momentâneo.</text:p>
            </text:list-item>
          </text:list>
        </text:list-item>
        <text:list-item>
          <text:p text:style-name="P17"><text:span text:style-name="Strong_20_Emphasis">Cluster de preço histórico:</text:span></text:p>
          <text:list>
            <text:list-item>
              <text:p text:style-name="P18"><text:soft-page-break/>Volume Profile não só da barra, mas do dia/semana.</text:p>
            </text:list-item>
            <text:list-item>
              <text:p text:style-name="P18">Ajuda na leitura de regiões de valor justo (value area, HVN/LVN).</text:p>
            </text:list-item>
          </text:list>
        </text:list-item>
        <text:list-item>
          <text:p text:style-name="P17"><text:span text:style-name="Strong_20_Emphasis">Gestão algorítmica mais avançada:</text:span></text:p>
          <text:list>
            <text:list-item>
              <text:p text:style-name="P18">Além de stop/target fixos, sugerir sizing dinâmico pelo risco (ex: % do ATR ou do volume defendido).</text:p>
            </text:list-item>
            <text:list-item>
              <text:p text:style-name="P18">Isso afina a execução.</text:p>
            </text:list-item>
          </text:list>
        </text:list-item>
        <text:list-item>
          <text:p text:style-name="P17"><text:span text:style-name="Strong_20_Emphasis">Detecção de fluxo institucional:</text:span></text:p>
          <text:list>
            <text:list-item>
              <text:p text:style-name="P18">Já tem whale delta, mas você pode adicionar métricas de “agressão repetida” (icebergs → ordens que recarregam).</text:p>
            </text:list-item>
            <text:list-item>
              <text:p text:style-name="P17">Isso dá a leitura se os big players estão absorvendo para virar o jogo.</text:p>
            </text:list-item>
          </text:list>
        </text:list-item>
      </text:list>
      <text:p text:style-name="Horizontal_20_Line"/>
      <text:h text:style-name="P19" text:outline-level="2">🔎 Conclusão</text:h>
      <text:p text:style-name="P10">👉 <text:span text:style-name="Strong_20_Emphasis">O sistema já está em nível profissional</text:span> para análise intraday com contexto multi-frame: direção, liquidez, risco e tese de trade já são entregues de forma objetiva.</text:p>
      <text:p text:style-name="P10">👉 O que <text:span text:style-name="Strong_20_Emphasis">falta complementar</text:span> para fechar como solução institucional de ponta:</text:p>
      <text:list text:style-name="L7">
        <text:list-item>
          <text:p text:style-name="P20"><text:span text:style-name="Strong_20_Emphasis">Derivativos (Funding, OI, Liquidations)</text:span></text:p>
        </text:list-item>
        <text:list-item>
          <text:p text:style-name="P20"><text:span text:style-name="Strong_20_Emphasis">Macro Volume Profile diário/semanal</text:span> (value area high/low)</text:p>
        </text:list-item>
        <text:list-item>
          <text:p text:style-name="P21"><text:span text:style-name="Strong_20_Emphasis">Risco dinâmico (alinhado ao ATR/volume real, não fixo 0.3%)</text:span>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2" text:outline-level="2"><text:span text:style-name="Strong_20_Emphasis"><text:span text:style-name="T1">Pontos Fortes dos Dados Atuais:</text:span></text:span></text:h>
      <text:p text:style-name="Text_20_body"><text:span text:style-name="Strong_20_Emphasis">Microestrutura Robusta:</text:span></text:p>
      <text:list text:style-name="L8">
        <text:list-item>
          <text:p text:style-name="P23">Análise de absorção (delta, volume ratio, índice de absorção) </text:p>
        </text:list-item>
        <text:list-item>
          <text:p text:style-name="P23">Profile de Volume (POC, dwell price, percentuais) </text:p>
        </text:list-item>
        <text:list-item>
          <text:p text:style-name="P23">Métricas de liquidez (paredes de compra/venda, alertas) </text:p>
        </text:list-item>
        <text:list-item>
          <text:p text:style-name="P23">Fluxo contínuo (CVD, whale tracking) </text:p>
        </text:list-item>
        <text:list-item>
          <text:p text:style-name="P24">Dados temporais precisos (trades/segundo, tamanho médio) </text:p>
        </text:list-item>
      </text:list>
      <text:p text:style-name="Text_20_body"><text:span text:style-name="Strong_20_Emphasis">Contexto Multi-Timeframe:</text:span></text:p>
      <text:list text:style-name="L9">
        <text:list-item>
          <text:p text:style-name="P25">Tendências em 15m, 1h, 4h com MME21 e ATR </text:p>
        </text:list-item>
        <text:list-item>
          <text:p text:style-name="P25">Correlações inter-mercado (ETH, DXY) </text:p>
        </text:list-item>
        <text:list-item>
          <text:p text:style-name="P26">Dados de derivativos (funding rate, OI, long/short ratio)</text:p>
        </text:list-item>
      </text:list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7" text:outline-level="2"><text:span text:style-name="Strong_20_Emphasis"><text:span text:style-name="T2">Estrutura dos Dados de Mercado</text:span></text:span></text:h>
      <text:h text:style-name="P28" text:outline-level="3"><text:span text:style-name="Strong_20_Emphasis">1. Informações Básicas do Candle</text:span></text:h>
      <text:list text:style-name="L10">
        <text:list-item>
          <text:p text:style-name="P29">Preços OHLC (abertura, máxima, mínima, fechamento) </text:p>
        </text:list-item>
        <text:list-item>
          <text:p text:style-name="P29">Volume total, volume de compra/venda </text:p>
        </text:list-item>
        <text:list-item>
          <text:p text:style-name="P30">Timestamps precisos com timezone </text:p>
        </text:list-item>
      </text:list>
      <text:h text:style-name="P28" text:outline-level="3"><text:span text:style-name="Strong_20_Emphasis">2. Análise de Absorção</text:span></text:h>
      <text:list text:style-name="L11">
        <text:list-item>
          <text:p text:style-name="P31"><text:span text:style-name="Strong_20_Emphasis">Delta</text:span>: Diferença entre volume de compra e venda </text:p>
        </text:list-item>
        <text:list-item>
          <text:p text:style-name="P31"><text:span text:style-name="Strong_20_Emphasis">Índice de Absorção</text:span>: Métrica proprietária (0.029 a 0.102 nos exemplos) </text:p>
        </text:list-item>
        <text:list-item>
          <text:p text:style-name="P31"><text:span text:style-name="Strong_20_Emphasis">Resultado da Batalha</text:span>: "Sem Absorção", "Absorção de Compra" </text:p>
        </text:list-item>
        <text:list-item>
          <text:p text:style-name="P32"><text:span text:style-name="Strong_20_Emphasis">Signal Quality</text:span>: Validação com critérios específicos </text:p>
        </text:list-item>
      </text:list>
      <text:h text:style-name="P28" text:outline-level="3"><text:span text:style-name="Strong_20_Emphasis">3. Volume Profile (VP)</text:span></text:h>
      <text:list text:style-name="L12">
        <text:list-item>
          <text:p text:style-name="P33"><text:span text:style-name="Strong_20_Emphasis">POC (Point of Control)</text:span>: Preço com maior volume </text:p>
        </text:list-item>
        <text:list-item>
          <text:p text:style-name="P33"><text:span text:style-name="Strong_20_Emphasis">VAH/VAL</text:span>: Value Area High/Low </text:p>
        </text:list-item>
        <text:list-item>
          <text:p text:style-name="P33"><text:span text:style-name="Strong_20_Emphasis">HVNs/LVNs</text:span>: High/Low Volume Nodes </text:p>
        </text:list-item>
        <text:list-item>
          <text:p text:style-name="P33"><text:span text:style-name="Strong_20_Emphasis">Single Prints</text:span>: Áreas de baixo volume </text:p>
        </text:list-item>
        <text:list-item>
          <text:p text:style-name="P34">Análise em múltiplos timeframes (diário, semanal, mensal) </text:p>
        </text:list-item>
      </text:list>
      <text:h text:style-name="P28" text:outline-level="3"><text:span text:style-name="Strong_20_Emphasis">4. Fluxo Contínuo</text:span></text:h>
      <text:list text:style-name="L13">
        <text:list-item>
          <text:p text:style-name="P35"><text:span text:style-name="Strong_20_Emphasis">CVD (Cumulative Volume Delta)</text:span> </text:p>
        </text:list-item>
        <text:list-item>
          <text:p text:style-name="P35"><text:span text:style-name="Strong_20_Emphasis">Segmentação por tamanho</text:span>: Retail, Mid, Whale </text:p>
        </text:list-item>
        <text:list-item>
          <text:p text:style-name="P35"><text:span text:style-name="Strong_20_Emphasis">Whale Activity</text:span>: Volume de baleias separadamente </text:p>
        </text:list-item>
        <text:list-item>
          <text:p text:style-name="P36"><text:span text:style-name="Strong_20_Emphasis">Bursts</text:span>: Explosões de volume </text:p>
        </text:list-item>
      </text:list>
      <text:h text:style-name="P28" text:outline-level="3"><text:span text:style-name="Strong_20_Emphasis">5. Contexto Macro</text:span></text:h>
      <text:list text:style-name="L14">
        <text:list-item>
          <text:p text:style-name="P37"><text:span text:style-name="Strong_20_Emphasis">Tendências Multi-Timeframe</text:span> (15m, 1h, 4h) </text:p>
        </text:list-item>
        <text:list-item>
          <text:p text:style-name="P37"><text:span text:style-name="Strong_20_Emphasis">Correlações</text:span>: ETH, DXY, Gold, S&amp;P500, NASDAQ </text:p>
        </text:list-item>
        <text:list-item>
          <text:p text:style-name="P37"><text:span text:style-name="Strong_20_Emphasis">Derivativos</text:span>: Funding rate, Open Interest, Long/Short ratio </text:p>
        </text:list-item>
        <text:list-item>
          <text:p text:style-name="P38"><text:span text:style-name="Strong_20_Emphasis">On-chain</text:span>: Fluxos de exchange e stablecoins </text:p>
        </text:list-item>
      </text:list>
      <text:h text:style-name="P28" text:outline-level="3"><text:soft-page-break/><text:span text:style-name="Strong_20_Emphasis">6. Alertas de Liquidez</text:span></text:h>
      <text:list text:style-name="L15">
        <text:list-item>
          <text:p text:style-name="P39">Paredes de compra/venda identificadas </text:p>
        </text:list-item>
        <text:list-item>
          <text:p text:style-name="P40">Levels críticos de suporte/resistência </text:p>
        </text:list-item>
      </text:list>
      <text:h text:style-name="P41" text:outline-level="2"><text:span text:style-name="Strong_20_Emphasis">Observações dos Exemplos</text:span></text:h>
      <text:p text:style-name="P42"><text:span text:style-name="Strong_20_Emphasis">Sequência temporal interessante:</text:span></text:p>
      <text:list text:style-name="L16">
        <text:list-item>
          <text:p text:style-name="P43"><text:span text:style-name="Strong_20_Emphasis">08:54-08:55</text:span>: Delta -3.37, sem absorção </text:p>
        </text:list-item>
        <text:list-item>
          <text:p text:style-name="P43"><text:span text:style-name="Strong_20_Emphasis">08:55-08:56</text:span>: Delta -5.70, absorção de compra detectada </text:p>
        </text:list-item>
        <text:list-item>
          <text:p text:style-name="P44"><text:span text:style-name="Strong_20_Emphasis">08:56-08:57</text:span>: Delta -11.60, pressão vendedora intensa </text:p>
        </text:list-item>
      </text:list>
      <text:p text:style-name="P42">O sistema parece capturar bem as dinâmicas de absorção em tempo real, identificando quando grandes volumes de venda são absorvidos pelos compradores.</text:p>
      <text:p text:style-name="P42">Quer que eu crie uma dashboard de visualização desses dados ou tem algum aspecto específico que gostaria de analisar mais profundamente?</text:p>
      <text:p text:style-name="P45">Tentar novamente</text:p>
      <text:p text:style-name="P46">N</text:p>
      <text:p text:style-name="P42">oque pode ser melhorado e acrescentado neste sistema</text:p>
      <text:p text:style-name="P46">Editar</text:p>
      <text:p text:style-name="P46">Analisando o sistema, identifiquei várias oportunidades de melhoria e expansão. Aqui estão as principais sugestões:</text:p>
      <text:h text:style-name="P41" text:outline-level="2"><text:span text:style-name="Strong_20_Emphasis"><text:span text:style-name="T2">🔧 Melhorias Técnicas</text:span></text:span></text:h>
      <text:h text:style-name="P28" text:outline-level="3"><text:span text:style-name="Strong_20_Emphasis">1. Machine Learning &amp; AI</text:span></text:h>
      <text:list text:style-name="L17">
        <text:list-item>
          <text:p text:style-name="P47"><text:span text:style-name="Strong_20_Emphasis">Modelos Preditivos</text:span>: Random Forest/XGBoost para prever absorções </text:p>
        </text:list-item>
        <text:list-item>
          <text:p text:style-name="P47"><text:span text:style-name="Strong_20_Emphasis">Classificação de Padrões</text:span>: CNN para identificar formações gráficas </text:p>
        </text:list-item>
        <text:list-item>
          <text:p text:style-name="P47"><text:span text:style-name="Strong_20_Emphasis">Anomaly Detection</text:span>: Detectar comportamentos incomuns de mercado </text:p>
        </text:list-item>
        <text:list-item>
          <text:p text:style-name="P48"><text:span text:style-name="Strong_20_Emphasis">Reinforcement Learning</text:span>: Otimização automática de thresholds </text:p>
        </text:list-item>
      </text:list>
      <text:h text:style-name="P28" text:outline-level="3"><text:span text:style-name="Strong_20_Emphasis">2. Análise de Microestrutura Avançada</text:span></text:h>
      <text:list text:style-name="L18">
        <text:list-item>
          <text:p text:style-name="P49"><text:span text:style-name="Strong_20_Emphasis">Spread Bid-Ask</text:span>: Monitoramento da liquidez real </text:p>
        </text:list-item>
        <text:list-item>
          <text:p text:style-name="P49"><text:span text:style-name="Strong_20_Emphasis">Time &amp; Sales Granular</text:span>: Análise tick-by-tick </text:p>
        </text:list-item>
        <text:list-item>
          <text:p text:style-name="P49"><text:span text:style-name="Strong_20_Emphasis">Market Impact</text:span>: Medição do impacto de ordens grandes </text:p>
        </text:list-item>
        <text:list-item>
          <text:p text:style-name="P49"><text:span text:style-name="Strong_20_Emphasis">Slippage Tracking</text:span>: Monitoramento de escorregamento </text:p>
        </text:list-item>
        <text:list-item>
          <text:p text:style-name="P50"><text:span text:style-name="Strong_20_Emphasis">Latência de Execução</text:span>: Timing de entrada/saída </text:p>
        </text:list-item>
      </text:list>
      <text:h text:style-name="P41" text:outline-level="2"><text:span text:style-name="Strong_20_Emphasis">📊 Expansão de Dados</text:span></text:h>
      <text:h text:style-name="P28" text:outline-level="3"><text:span text:style-name="Strong_20_Emphasis">3. Correlações Multi-Asset</text:span></text:h>
      <text:p text:style-name="P46">python</text:p>
      <text:p text:style-name="P51"><text:span text:style-name="Source_20_Text"><text:span text:style-name="T3">correlacoes_sugeridas = {</text:span></text:span></text:p>
      <text:p text:style-name="P51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51"><text:soft-page-break/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51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51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51"><text:span text:style-name="Source_20_Text"><text:span text:style-name="T3">}</text:span></text:span></text:p>
      <text:h text:style-name="P28" text:outline-level="3"><text:span text:style-name="Strong_20_Emphasis"/></text:h>
      <text:h text:style-name="P28" text:outline-level="3"><text:span text:style-name="Strong_20_Emphasis"/></text:h>
      <text:h text:style-name="P28" text:outline-level="3"><text:span text:style-name="Strong_20_Emphasis">4. Dados On-Chain Expandidos</text:span></text:h>
      <text:list text:style-name="L19">
        <text:list-item>
          <text:p text:style-name="P52"><text:span text:style-name="Strong_20_Emphasis">Exchange Flows</text:span>: Entrada/saída de todas exchanges principais </text:p>
        </text:list-item>
        <text:list-item>
          <text:p text:style-name="P52"><text:span text:style-name="Strong_20_Emphasis">Whale Wallets</text:span>: Rastreamento de carteiras grandes </text:p>
        </text:list-item>
        <text:list-item>
          <text:p text:style-name="P52"><text:span text:style-name="Strong_20_Emphasis">Mining Metrics</text:span>: Hash rate, difficulty, miner flows </text:p>
        </text:list-item>
        <text:list-item>
          <text:p text:style-name="P52"><text:span text:style-name="Strong_20_Emphasis">DeFi Metrics</text:span>: TVL, yields, liquidações </text:p>
        </text:list-item>
        <text:list-item>
          <text:p text:style-name="P53"><text:span text:style-name="Strong_20_Emphasis">Stablecoin Metrics</text:span>: Supply, fluxos, premium/discount </text:p>
        </text:list-item>
      </text:list>
      <text:h text:style-name="P41" text:outline-level="2"><text:span text:style-name="Strong_20_Emphasis">⚡ Features Avançadas</text:span></text:h>
      <text:h text:style-name="P28" text:outline-level="3"><text:span text:style-name="Strong_20_Emphasis">5. Sistema de Scoring</text:span></text:h>
      <text:p text:style-name="P46">python</text:p>
      <text:p text:style-name="P51"><text:span text:style-name="Source_20_Text"><text:span text:style-name="T3">absorption_score = {</text:span></text:span></text:p>
      <text:p text:style-name="P51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51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51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51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51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51"><text:span text:style-name="Source_20_Text"><text:span text:style-name="T3">}</text:span></text:span></text:p>
      <text:h text:style-name="P28" text:outline-level="3"><text:span text:style-name="Strong_20_Emphasis">6. Alertas Inteligentes</text:span></text:h>
      <text:list text:style-name="L20">
        <text:list-item>
          <text:p text:style-name="P54"><text:span text:style-name="Strong_20_Emphasis">Divergências</text:span>: Volume vs Preço, On-chain vs Preço </text:p>
        </text:list-item>
        <text:list-item>
          <text:p text:style-name="P54"><text:span text:style-name="Strong_20_Emphasis">Breakouts</text:span>: Rompimentos com confirmação de volume </text:p>
        </text:list-item>
        <text:list-item>
          <text:p text:style-name="P54"><text:span text:style-name="Strong_20_Emphasis">Confluence Zones</text:span>: Múltiplos indicadores alinhados </text:p>
        </text:list-item>
        <text:list-item>
          <text:p text:style-name="P55"><text:span text:style-name="Strong_20_Emphasis">Risk-Off Signals</text:span>: Sinais de aversão ao risco </text:p>
        </text:list-item>
      </text:list>
      <text:h text:style-name="P41" text:outline-level="2"><text:span text:style-name="Strong_20_Emphasis">🎯 Sistema de Risk Management</text:span></text:h>
      <text:h text:style-name="P28" text:outline-level="3"><text:span text:style-name="Strong_20_Emphasis">7. Métricas de Risco</text:span></text:h>
      <text:list text:style-name="L21">
        <text:list-item>
          <text:p text:style-name="P56"><text:span text:style-name="Strong_20_Emphasis">VaR (Value at Risk)</text:span>: Risco máximo em diferentes timeframes </text:p>
        </text:list-item>
        <text:list-item>
          <text:p text:style-name="P56"><text:span text:style-name="Strong_20_Emphasis">Maximum Drawdown</text:span>: Drawdown máximo histórico </text:p>
        </text:list-item>
        <text:list-item>
          <text:p text:style-name="P56"><text:span text:style-name="Strong_20_Emphasis">Sharpe/Sortino Ratios</text:span>: Métricas de risk-adjusted returns </text:p>
        </text:list-item>
        <text:list-item>
          <text:p text:style-name="P56"><text:span text:style-name="Strong_20_Emphasis">Beta Dinâmico</text:span>: Correlação com mercado tradicional </text:p>
        </text:list-item>
        <text:list-item>
          <text:p text:style-name="P57"><text:soft-page-break/><text:span text:style-name="Strong_20_Emphasis">Volatility Regime</text:span>: Identificação de regimes de volatilidade </text:p>
        </text:list-item>
      </text:list>
      <text:h text:style-name="P28" text:outline-level="3"><text:span text:style-name="Strong_20_Emphasis"/></text:h>
      <text:h text:style-name="P28" text:outline-level="3"><text:span text:style-name="Strong_20_Emphasis"/></text:h>
      <text:h text:style-name="P28" text:outline-level="3"><text:span text:style-name="Strong_20_Emphasis">8. Position Sizing Dinâmico</text:span></text:h>
      <text:p text:style-name="P46">python</text:p>
      <text:p text:style-name="P51"><text:span text:style-name="Source_20_Text"><text:span text:style-name="T3">position_factors = {</text:span></text:span></text:p>
      <text:p text:style-name="P51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51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51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51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51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51"><text:span text:style-name="Source_20_Text"><text:span text:style-name="T3">}</text:span></text:span></text:p>
      <text:h text:style-name="P41" text:outline-level="2"><text:span text:style-name="Strong_20_Emphasis">📱 Interface &amp; UX</text:span></text:h>
      <text:h text:style-name="P28" text:outline-level="3"><text:span text:style-name="Strong_20_Emphasis">9. Dashboard Interativo</text:span></text:h>
      <text:list text:style-name="L22">
        <text:list-item>
          <text:p text:style-name="P58"><text:span text:style-name="Strong_20_Emphasis">Heatmaps</text:span>: Volume profile, correlações, strength </text:p>
        </text:list-item>
        <text:list-item>
          <text:p text:style-name="P58"><text:span text:style-name="Strong_20_Emphasis">3D Visualization</text:span>: Multi-dimensional analysis </text:p>
        </text:list-item>
        <text:list-item>
          <text:p text:style-name="P58"><text:span text:style-name="Strong_20_Emphasis">Real-time Streaming</text:span>: Updates em tempo real </text:p>
        </text:list-item>
        <text:list-item>
          <text:p text:style-name="P58"><text:span text:style-name="Strong_20_Emphasis">Mobile App</text:span>: Alertas push, visualização mobile </text:p>
        </text:list-item>
        <text:list-item>
          <text:p text:style-name="P59"><text:span text:style-name="Strong_20_Emphasis">Voice Alerts</text:span>: Alertas por voz para situações críticas </text:p>
        </text:list-item>
      </text:list>
      <text:h text:style-name="P28" text:outline-level="3"><text:span text:style-name="Strong_20_Emphasis">10. Backtesting &amp; Simulation</text:span></text:h>
      <text:list text:style-name="L23">
        <text:list-item>
          <text:p text:style-name="P60"><text:span text:style-name="Strong_20_Emphasis">Monte Carlo</text:span>: Simulações de cenários </text:p>
        </text:list-item>
        <text:list-item>
          <text:p text:style-name="P60"><text:span text:style-name="Strong_20_Emphasis">Walk-Forward Analysis</text:span>: Teste temporal robusto </text:p>
        </text:list-item>
        <text:list-item>
          <text:p text:style-name="P60"><text:span text:style-name="Strong_20_Emphasis">Paper Trading</text:span>: Teste sem risco </text:p>
        </text:list-item>
        <text:list-item>
          <text:p text:style-name="P61"><text:span text:style-name="Strong_20_Emphasis">Performance Attribution</text:span>: Análise de performance por fator </text:p>
        </text:list-item>
      </text:list>
      <text:h text:style-name="P41" text:outline-level="2"><text:span text:style-name="Strong_20_Emphasis">🌐 Integração de Dados Externos</text:span></text:h>
      <text:h text:style-name="P28" text:outline-level="3"><text:span text:style-name="Strong_20_Emphasis">11. APIs Adicionais</text:span></text:h>
      <text:p text:style-name="P46">python</text:p>
      <text:p text:style-name="P51"><text:span text:style-name="Source_20_Text"><text:span text:style-name="T3">data_sources = {</text:span></text:span></text:p>
      <text:p text:style-name="P51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51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51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51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51"><text:soft-page-break/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51"><text:span text:style-name="Source_20_Text"><text:span text:style-name="T6">}</text:span></text:span></text:p>
      <text:h text:style-name="P28" text:outline-level="3"><text:span text:style-name="Strong_20_Emphasis">12. Análise de Opções</text:span></text:h>
      <text:list text:style-name="L24">
        <text:list-item>
          <text:p text:style-name="P62"><text:span text:style-name="Strong_20_Emphasis">Put/Call Ratio</text:span>: Sentiment através de opções </text:p>
        </text:list-item>
        <text:list-item>
          <text:p text:style-name="P62"><text:span text:style-name="Strong_20_Emphasis">Implied Volatility</text:span>: Expectativas de volatilidade </text:p>
        </text:list-item>
        <text:list-item>
          <text:p text:style-name="P62"><text:span text:style-name="Strong_20_Emphasis">Options Flow</text:span>: Grandes movimentos em opções </text:p>
        </text:list-item>
        <text:list-item>
          <text:p text:style-name="P63"><text:span text:style-name="Strong_20_Emphasis">Gamma Exposure</text:span>: Impacto do gamma nos preços </text:p>
        </text:list-item>
      </text:list>
      <text:h text:style-name="P41" text:outline-level="2"><text:span text:style-name="Strong_20_Emphasis">🔮 Features Preditivas</text:span></text:h>
      <text:h text:style-name="P28" text:outline-level="3"><text:span text:style-name="Strong_20_Emphasis">13. Seasonal Analysis</text:span></text:h>
      <text:list text:style-name="L25">
        <text:list-item>
          <text:p text:style-name="P64"><text:span text:style-name="Strong_20_Emphasis">Sazonalidade Horária</text:span>: Padrões por hora do dia </text:p>
        </text:list-item>
        <text:list-item>
          <text:p text:style-name="P64"><text:span text:style-name="Strong_20_Emphasis">Padrões Mensais</text:span>: Comportamento por mês </text:p>
        </text:list-item>
        <text:list-item>
          <text:p text:style-name="P64"><text:span text:style-name="Strong_20_Emphasis">Eventos Recorrentes</text:span>: FOMC, jobs report, etc. </text:p>
        </text:list-item>
        <text:list-item>
          <text:p text:style-name="P65"><text:span text:style-name="Strong_20_Emphasis">Ciclos de Mercado</text:span>: Bull/bear market patterns </text:p>
        </text:list-item>
      </text:list>
      <text:h text:style-name="P28" text:outline-level="3"><text:span text:style-name="Strong_20_Emphasis">14. Network Analysis</text:span></text:h>
      <text:list text:style-name="L26">
        <text:list-item>
          <text:p text:style-name="P66"><text:span text:style-name="Strong_20_Emphasis">Address Clustering</text:span>: Identificação de entidades </text:p>
        </text:list-item>
        <text:list-item>
          <text:p text:style-name="P66"><text:span text:style-name="Strong_20_Emphasis">Transaction Flow</text:span>: Fluxo entre entidades </text:p>
        </text:list-item>
        <text:list-item>
          <text:p text:style-name="P66"><text:span text:style-name="Strong_20_Emphasis">Centrality Metrics</text:span>: Influência de addresses </text:p>
        </text:list-item>
        <text:list-item>
          <text:p text:style-name="P67"><text:span text:style-name="Strong_20_Emphasis">Community Detection</text:span>: Grupos de addresses relacionados </text:p>
        </text:list-item>
      </text:list>
      <text:h text:style-name="P41" text:outline-level="2"><text:span text:style-name="Strong_20_Emphasis">⚙️ Otimizações de Performance</text:span></text:h>
      <text:h text:style-name="P28" text:outline-level="3"><text:span text:style-name="Strong_20_Emphasis">15. Infraestrutura</text:span></text:h>
      <text:list text:style-name="L27">
        <text:list-item>
          <text:p text:style-name="P68"><text:span text:style-name="Strong_20_Emphasis">Real-time Processing</text:span>: Apache Kafka, Redis </text:p>
        </text:list-item>
        <text:list-item>
          <text:p text:style-name="P68"><text:span text:style-name="Strong_20_Emphasis">Database Optimization</text:span>: TimeSeries DB (InfluxDB) </text:p>
        </text:list-item>
        <text:list-item>
          <text:p text:style-name="P68"><text:span text:style-name="Strong_20_Emphasis">Caching Strategy</text:span>: Multi-layer caching </text:p>
        </text:list-item>
        <text:list-item>
          <text:p text:style-name="P68"><text:span text:style-name="Strong_20_Emphasis">Load Balancing</text:span>: Distribuição de carga </text:p>
        </text:list-item>
        <text:list-item>
          <text:p text:style-name="P69"><text:span text:style-name="Strong_20_Emphasis">Monitoring</text:span>: APM, logs, métricas </text:p>
        </text:list-item>
      </text:list>
      <text:h text:style-name="P28" text:outline-level="3"><text:span text:style-name="Strong_20_Emphasis">16. Auto-scaling</text:span></text:h>
      <text:list text:style-name="L28">
        <text:list-item>
          <text:p text:style-name="P70"><text:span text:style-name="Strong_20_Emphasis">Dynamic Thresholds</text:span>: Thresholds que se adaptam </text:p>
        </text:list-item>
        <text:list-item>
          <text:p text:style-name="P70"><text:span text:style-name="Strong_20_Emphasis">Market Regime Detection</text:span>: Adaptação automática aos regimes </text:p>
        </text:list-item>
        <text:list-item>
          <text:p text:style-name="P70"><text:span text:style-name="Strong_20_Emphasis">Feature Selection</text:span>: Seleção automática de features relevantes </text:p>
        </text:list-item>
        <text:list-item>
          <text:p text:style-name="P71"><text:span text:style-name="Strong_20_Emphasis">Hyperparameter Tuning</text:span>: Otimização contínua </text:p>
        </text:list-item>
      </text:list>
      <text:h text:style-name="P41" text:outline-level="2"><text:span text:style-name="Strong_20_Emphasis">🎯 Priorização Sugerida</text:span></text:h>
      <text:p text:style-name="P42"><text:span text:style-name="Strong_20_Emphasis">Fase 1 (Curto Prazo)</text:span>:</text:p>
      <text:list text:style-name="L29">
        <text:list-item>
          <text:p text:style-name="P72">ML para classificação de absorções </text:p>
        </text:list-item>
        <text:list-item>
          <text:p text:style-name="P72">Expansão de correlações </text:p>
        </text:list-item>
        <text:list-item>
          <text:p text:style-name="P73">Sistema de scoring unificado </text:p>
        </text:list-item>
      </text:list>
      <text:p text:style-name="P42"><text:span text:style-name="Strong_20_Emphasis"/></text:p>
      <text:p text:style-name="P42"><text:soft-page-break/><text:span text:style-name="Strong_20_Emphasis">Fase 2 (Médio Prazo)</text:span>: 4. Dashboard interativo 5. Backtesting robusto 6. Risk management avançado</text:p>
      <text:p text:style-name="P42"><text:span text:style-name="Strong_20_Emphasis">Fase 3 (Longo Prazo)</text:span>: 7. Network analysis 8. Análise de opções 9. Auto-scaling completo</text:p>
      <text:p text:style-name="P42">Qual dessas áreas você gostaria de explorar primeiro? Posso detalhar a implementação de qualquer uma delas.</text:p>
      <text:p text:style-name="P46">Tentar novamente</text:p>
      <text:p text:style-name="P46">Claude ainda não tem a capacidade de executar o código que gera.</text:p>
      <text:p text:style-name="Text_20_body"/>
      <text:section text:style-name="Sect1" text:name="radix-_r_2e_">
        <text:p text:style-name="P45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0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30">
        <text:list-item>
          <text:p text:style-name="P74"><text:span text:style-name="Strong_20_Emphasis">Dados da janela corrente</text:span>:</text:p>
          <text:list>
            <text:list-item>
              <text:p text:style-name="P75">Delta, volumes, absorção/exaustão</text:p>
            </text:list-item>
            <text:list-item>
              <text:p text:style-name="P75">Order Book (imbalance, walls, spoofing/layering)</text:p>
            </text:list-item>
            <text:list-item>
              <text:p text:style-name="P75">Spread, impacto simulado de ordens (slippage)</text:p>
            </text:list-item>
            <text:list-item>
              <text:p text:style-name="P75">VP Features (distância até POC, HVN/LVN, zonas de single print)</text:p>
            </text:list-item>
            <text:list-item>
              <text:p text:style-name="P75">Fluxo contínuo resumido: CVD, whale trades, retail/mid/whale</text:p>
            </text:list-item>
            <text:list-item>
              <text:p text:style-name="P75">Tempo e contexto (NY Time)</text:p>
            </text:list-item>
          </text:list>
        </text:list-item>
        <text:list-item>
          <text:p text:style-name="P74"><text:span text:style-name="Strong_20_Emphasis">Contexto macro</text:span>:</text:p>
          <text:list>
            <text:list-item>
              <text:p text:style-name="P75">Tendência em múltiplos timeframes (15m, 1h, 4h)</text:p>
            </text:list-item>
            <text:list-item>
              <text:p text:style-name="P75">Dados intermarket (DXY, Ouro, SP500, Oil…)</text:p>
            </text:list-item>
            <text:list-item>
              <text:p text:style-name="P74">Dados on-chain/sentiment/funding/oi</text:p>
            </text:list-item>
          </text:list>
        </text:list-item>
      </text:list>
      <text:p text:style-name="P10">📍 <text:span text:style-name="Strong_20_Emphasis">O que falta</text:span>:</text:p>
      <text:list text:style-name="L31">
        <text:list-item>
          <text:p text:style-name="P76">A IA não tem <text:span text:style-name="Strong_20_Emphasis">sequência temporal de vários eventos anteriores</text:span> (ela não tem memória nativa).</text:p>
        </text:list-item>
        <text:list-item>
          <text:p text:style-name="P76">Ela não sabe estatisticamente se sinais passados deram follow-through ou não.</text:p>
        </text:list-item>
        <text:list-item>
          <text:p text:style-name="P77">Ela não vê <text:span text:style-name="Strong_20_Emphasis">multi-timeframes menores</text:span> (ex: 1m / 5s / tick-by-tick), só a agregação que você envia.</text:p>
        </text:list-item>
      </text:list>
      <text:p text:style-name="P78"/>
      <text:h text:style-name="P79" text:outline-level="1">🎯 2. Como melhorar para <text:span text:style-name="Strong_20_Emphasis">nível institucional</text:span>?</text:h>
      <text:h text:style-name="P80" text:outline-level="3">✅ (A) Enriquecer Input da IA</text:h>
      <text:list text:style-name="L32">
        <text:list-item>
          <text:p text:style-name="P81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81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81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78"/>
      <text:h text:style-name="P80" text:outline-level="3">✅ (B) Dar <text:span text:style-name="Strong_20_Emphasis">memória</text:span> à IA</text:h>
      <text:p text:style-name="P10">Qwen (assim como GPT) não guarda automaticamente, mas você pode:</text:p>
      <text:list text:style-name="L33">
        <text:list-item>
          <text:p text:style-name="P82"><text:span text:style-name="Strong_20_Emphasis">Memória curta na sessão</text:span><text:line-break/>→ Manter últimos N eventos (ex: deque de 50 candles) e passar no prompt.</text:p>
        </text:list-item>
        <text:list-item>
          <text:p text:style-name="P82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0">➡️ Isso cria IA <text:span text:style-name="Strong_20_Emphasis">com aprendizado contextual</text:span>, sem precisar treinar modelo novo.</text:p>
      <text:p text:style-name="P78"/>
      <text:h text:style-name="P80" text:outline-level="3">✅ (C) Híbrido IA + Algoritmos Determinísticos</text:h>
      <text:list text:style-name="L34">
        <text:list-item>
          <text:p text:style-name="P83">Institucional não confia só em IA → o core continua sendo:</text:p>
          <text:list>
            <text:list-item>
              <text:p text:style-name="P83">Regras quantitativas hard (absorção, exaustão, OB imbalance, spoofing)</text:p>
            </text:list-item>
            <text:list-item>
              <text:p text:style-name="P84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0">💡 Exemplo híbrido:</text:p>
      <text:list text:style-name="L35">
        <text:list-item>
          <text:p text:style-name="P85">Regras hard disparam <text:span text:style-name="Strong_20_Emphasis">“Oferta Forte + Exaustão em resistência”</text:span></text:p>
        </text:list-item>
        <text:list-item>
          <text:p text:style-name="P86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78"/>
      <text:h text:style-name="P79" text:outline-level="1">🧠 3. Como treinar para recomendações reais (compra/venda)?</text:h>
      <text:list text:style-name="L36">
        <text:list-item>
          <text:p text:style-name="P87">O melhor não é treinar IA end-to-end → e sim <text:span text:style-name="Strong_20_Emphasis">alimentar IA com eventos quantificados já backtestados</text:span>.</text:p>
        </text:list-item>
        <text:list-item>
          <text:p text:style-name="P87">Exemplo de melhoria que você pode implementar:</text:p>
          <text:list>
            <text:list-item>
              <text:p text:style-name="P87">Salvar todos os sinais + retorno de preço X minutos depois.</text:p>
            </text:list-item>
            <text:list-item>
              <text:p text:style-name="P87">Criar um modelo estatístico / ML clássico (random forest, XGBoost, até regressão logística).</text:p>
            </text:list-item>
            <text:list-item>
              <text:p text:style-name="P87">Esse modelo te devolve a <text:span text:style-name="Strong_20_Emphasis">probabilidade de alta/baixa</text:span>.</text:p>
            </text:list-item>
            <text:list-item>
              <text:p text:style-name="P88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0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78"><text:soft-page-break/></text:p>
      <text:h text:style-name="P79" text:outline-level="1">⚙️ 4. Bibliotecas que ajudam</text:h>
      <text:list text:style-name="L37">
        <text:list-item>
          <text:p text:style-name="P89"><text:span text:style-name="Strong_20_Emphasis">Vector DB para memória longa</text:span>:</text:p>
          <text:list>
            <text:list-item>
              <text:p text:style-name="P89">Pinecone, Weaviate, ChromaDB, FAISS.</text:p>
            </text:list-item>
          </text:list>
        </text:list-item>
        <text:list-item>
          <text:p text:style-name="P89"><text:span text:style-name="Strong_20_Emphasis">Frameworks de IA Orquestradora</text:span>:</text:p>
          <text:list>
            <text:list-item>
              <text:p text:style-name="P89">LangChain ou LlamaIndex → fáceis para dar “memória + ferramentas” à IA.</text:p>
            </text:list-item>
          </text:list>
        </text:list-item>
        <text:list-item>
          <text:p text:style-name="P89"><text:span text:style-name="Strong_20_Emphasis">Backtesting / ML Quant</text:span>:</text:p>
          <text:list>
            <text:list-item>
              <text:p text:style-name="P89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9"><text:span text:style-name="Strong_20_Emphasis">Streaming + storage</text:span>:</text:p>
          <text:list>
            <text:list-item>
              <text:p text:style-name="P89">Kafka / Redis para stream de eventos.</text:p>
            </text:list-item>
            <text:list-item>
              <text:p text:style-name="P90">TimescaleDB / InfluxDB → time-series storage nível pro.</text:p>
            </text:list-item>
          </text:list>
        </text:list-item>
      </text:list>
      <text:p text:style-name="P78"/>
      <text:h text:style-name="P79" text:outline-level="1">🗂️ 5. Qual arquivo olhar primeiro para evoluir?</text:h>
      <text:p text:style-name="P10">Pelos seus módulos, a evolução da IA ocorre <text:span text:style-name="Strong_20_Emphasis">aqui</text:span>:<text:line-break/>📌 <text:span text:style-name="Source_20_Text">ai_analyzer_qwen.py</text:span></text:p>
      <text:p text:style-name="P10">Porque:</text:p>
      <text:list text:style-name="L38">
        <text:list-item>
          <text:p text:style-name="P91">É nele que você define o <text:span text:style-name="Strong_20_Emphasis">prompt</text:span>.</text:p>
        </text:list-item>
        <text:list-item>
          <text:p text:style-name="P91">É nele que você decide <text:span text:style-name="Strong_20_Emphasis">quais dados do evento JSON a IA enxerga</text:span>.</text:p>
        </text:list-item>
        <text:list-item>
          <text:p text:style-name="P92">É nele que podemos enriquecer prompts e/ou integrá-la com memória vetorial.</text:p>
        </text:list-item>
      </text:list>
      <text:p text:style-name="P10">Depois, também vale ver:</text:p>
      <text:list text:style-name="L39">
        <text:list-item>
          <text:p text:style-name="P93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94"><text:span text:style-name="Source_20_Text">data_handler.py</text:span> → fonte de features core quantitativas que podem ser enriquecidas.</text:p>
        </text:list-item>
      </text:list>
      <text:p text:style-name="P78"/>
      <text:p text:style-name="P10">✅ <text:span text:style-name="Strong_20_Emphasis">Resumo Final pra nível profissional/Institucional:</text:span></text:p>
      <text:list text:style-name="L40">
        <text:list-item>
          <text:p text:style-name="P95">Expandir dados para IA: multi-timeframes, últimas N janelas, estatísticas históricas.</text:p>
        </text:list-item>
        <text:list-item>
          <text:p text:style-name="P95">Criar <text:span text:style-name="Strong_20_Emphasis">memória vetorial</text:span> → guardar eventos passados + outcomes.</text:p>
        </text:list-item>
        <text:list-item>
          <text:p text:style-name="P95">Usar abordagem <text:span text:style-name="Strong_20_Emphasis">híbrida</text:span>: sinais determinísticos + IA interpretativa.</text:p>
        </text:list-item>
        <text:list-item>
          <text:p text:style-name="P95">Adicionar <text:span text:style-name="Strong_20_Emphasis">probabilidade estatística</text:span> backtestada e repassar ao prompt da IA.</text:p>
        </text:list-item>
        <text:list-item>
          <text:p text:style-name="P96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09-13T18:03:29.477052100</dc:date>
    <meta:editing-duration>PT3H28M48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13" meta:paragraph-count="307" meta:word-count="2389" meta:character-count="15590" meta:non-whitespace-character-count="13482"/>
  </office:meta>
</office:document-meta>
</file>